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5000003E88BAC336371283C09.png" manifest:media-type="image/png"/>
  <manifest:file-entry manifest:full-path="Pictures/10000201000001350000017423B05B0DDDDFD34B.png" manifest:media-type="image/png"/>
  <manifest:file-entry manifest:full-path="Pictures/10000201000000C8000000C8A3364603477C40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04cm, 1.003cm, 1.076cm, 0.95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4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4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0.902cm"/>
    </style:style>
    <style:style style:name="gr10" style:family="graphic" style:parent-style-name="standard">
      <style:graphic-properties draw:stroke="none" svg:stroke-color="#000000" draw:fill="none" draw:fill-color="#ffffff" fo:min-height="0.73cm"/>
    </style:style>
    <style:style style:name="gr11" style:family="graphic" style:parent-style-name="standard">
      <style:graphic-properties draw:stroke="none" svg:stroke-color="#000000" draw:fill="none" draw:fill-color="#ffffff" fo:min-height="0.8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5cm" svg:height="3.148cm" svg:x="13.503cm" svg:y="1cm">
          <draw:image xlink:href="Pictures/10000201000001350000017423B05B0DDDDFD34B.png" xlink:type="simple" xlink:show="embed" xlink:actuate="onLoad">
            <text:p/>
          </draw:image>
        </draw:frame>
        <draw:frame draw:style-name="gr2" draw:text-style-name="P1" draw:layer="layout" svg:width="3.068cm" svg:height="2.994cm" svg:x="25.632cm" svg:y="1cm">
          <draw:image xlink:href="Pictures/10000201000000C8000000C8A3364603477C40F2.png" xlink:type="simple" xlink:show="embed" xlink:actuate="onLoad">
            <text:p/>
          </draw:image>
        </draw:frame>
        <draw:frame draw:style-name="gr1" draw:text-style-name="P1" draw:layer="layout" svg:width="3.009cm" svg:height="3.067cm" svg:x="1cm" svg:y="1cm">
          <draw:image xlink:href="Pictures/10000201000003D5000003E88BAC336371283C09.png" xlink:type="simple" xlink:show="embed" xlink:actuate="onLoad">
            <text:p/>
          </draw:image>
        </draw:frame>
        <draw:frame draw:style-name="gr3" draw:text-style-name="P2" draw:layer="layout" svg:width="3.136cm" svg:height="1.69cm" svg:x="25.564cm" svg:y="4.117cm">
          <draw:text-box>
            <text:p>Auction</text:p>
            <text:p>Manager</text:p>
          </draw:text-box>
        </draw:frame>
        <draw:frame draw:style-name="gr4" draw:text-style-name="P2" draw:layer="layout" svg:width="2.328cm" svg:height="0.962cm" svg:x="1.42cm" svg:y="4.239cm">
          <draw:text-box>
            <text:p>Client</text:p>
          </draw:text-box>
        </draw:frame>
        <draw:frame draw:style-name="gr5" draw:text-style-name="P2" draw:layer="layout" svg:width="3.528cm" svg:height="1.69cm" svg:x="13.291cm" svg:y="4.214cm">
          <draw:text-box>
            <text:p>Auction</text:p>
            <text:p>Repository</text:p>
          </draw:text-box>
        </draw:frame>
        <draw:line draw:style-name="gr6" draw:text-style-name="P3" draw:layer="layout" svg:x1="14.85cm" svg:y1="5.831cm" svg:x2="14.85cm" svg:y2="20cm">
          <text:p/>
        </draw:line>
        <draw:line draw:style-name="gr6" draw:text-style-name="P3" draw:layer="layout" svg:x1="27.026cm" svg:y1="5.831cm" svg:x2="27.026cm" svg:y2="20cm">
          <text:p/>
        </draw:line>
        <draw:line draw:style-name="gr6" draw:text-style-name="P3" draw:layer="layout" svg:x1="2.502cm" svg:y1="5.831cm" svg:x2="2.502cm" svg:y2="20cm">
          <text:p/>
        </draw:line>
        <draw:line draw:style-name="gr7" draw:text-style-name="P3" draw:layer="layout" svg:x1="2.744cm" svg:y1="5.978cm" svg:x2="14.479cm" svg:y2="7.081cm">
          <text:p/>
        </draw:line>
        <draw:line draw:style-name="gr7" draw:text-style-name="P3" draw:layer="layout" svg:x1="14.453cm" svg:y1="7.525cm" svg:x2="2.718cm" svg:y2="8.628cm">
          <text:p/>
        </draw:line>
        <draw:line draw:style-name="gr7" draw:text-style-name="P3" draw:layer="layout" svg:x1="2.791cm" svg:y1="9.075cm" svg:x2="14.526cm" svg:y2="10.178cm">
          <text:p/>
        </draw:line>
        <draw:line draw:style-name="gr7" draw:text-style-name="P3" draw:layer="layout" svg:x1="15.018cm" svg:y1="10.255cm" svg:x2="26.753cm" svg:y2="11.358cm">
          <text:p/>
        </draw:line>
        <draw:frame draw:style-name="gr4" draw:text-style-name="P2" draw:layer="layout" svg:width="1.616cm" svg:height="0.962cm" svg:x="8.036cm" svg:y="5.611cm">
          <draw:text-box>
            <text:p>1</text:p>
          </draw:text-box>
        </draw:frame>
        <draw:frame draw:style-name="gr4" draw:text-style-name="P2" draw:layer="layout" svg:width="1.225cm" svg:height="0.962cm" svg:x="20.725cm" svg:y="9.824cm">
          <draw:text-box>
            <text:p>4</text:p>
          </draw:text-box>
        </draw:frame>
        <draw:frame draw:style-name="gr8" draw:text-style-name="P2" draw:layer="layout" svg:width="1.47cm" svg:height="1.2cm" svg:x="8.059cm" svg:y="6.983cm">
          <draw:text-box>
            <text:p>2</text:p>
          </draw:text-box>
        </draw:frame>
        <draw:frame draw:style-name="gr9" draw:text-style-name="P2" draw:layer="layout" svg:width="1.494cm" svg:height="1.152cm" svg:x="8.084cm" svg:y="8.648cm">
          <draw:text-box>
            <text:p>3</text:p>
          </draw:text-box>
        </draw:frame>
        <draw:line draw:style-name="gr7" draw:text-style-name="P3" draw:layer="layout" svg:x1="26.728cm" svg:y1="12cm" svg:x2="14.993cm" svg:y2="13.103cm">
          <text:p/>
        </draw:line>
        <draw:frame draw:style-name="gr10" draw:text-style-name="P2" draw:layer="layout" svg:width="1.421cm" svg:height="0.98cm" svg:x="20.823cm" svg:y="11.367cm">
          <draw:text-box>
            <text:p>5</text:p>
          </draw:text-box>
        </draw:frame>
        <draw:line draw:style-name="gr7" draw:text-style-name="P3" draw:layer="layout" svg:x1="14.505cm" svg:y1="13.303cm" svg:x2="2.77cm" svg:y2="14.406cm">
          <text:p/>
        </draw:line>
        <draw:frame draw:style-name="gr11" draw:text-style-name="P2" draw:layer="layout" svg:width="1.322cm" svg:height="1.054cm" svg:x="8.305cm" svg:y="12.69cm">
          <draw:text-box>
            <text:p>6</text:p>
          </draw:text-box>
        </draw:frame>
        <draw:line draw:style-name="gr7" draw:text-style-name="P3" draw:layer="layout" svg:x1="2.891cm" svg:y1="14.745cm" svg:x2="14.626cm" svg:y2="15.848cm">
          <text:p/>
        </draw:line>
        <draw:frame draw:style-name="gr4" draw:text-style-name="P2" draw:layer="layout" svg:width="1.225cm" svg:height="0.962cm" svg:x="8.402cm" svg:y="14.339cm">
          <draw:text-box>
            <text:p>7</text:p>
          </draw:text-box>
        </draw:frame>
        <draw:line draw:style-name="gr7" draw:text-style-name="P3" draw:layer="layout" svg:x1="14.601cm" svg:y1="16.49cm" svg:x2="2.866cm" svg:y2="17.593cm">
          <text:p/>
        </draw:line>
        <draw:frame draw:style-name="gr10" draw:text-style-name="P2" draw:layer="layout" svg:width="1.421cm" svg:height="0.98cm" svg:x="8.426cm" svg:y="16.077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35:32.215295220</meta:creation-date>
    <dc:date>2019-01-28T19:11:21.396225766</dc:date>
    <meta:editing-duration>PT19M15S</meta:editing-duration>
    <meta:editing-cycles>5</meta:editing-cycles>
    <meta:generator>LibreOffice/6.0.7.3$Linux_X86_64 LibreOffice_project/00m0$Build-3</meta:generator>
    <meta:document-statistic meta:object-count="25"/>
  </office:meta>
</office:document-meta>
</file>